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exe de naissance</text:p>
          </table:table-cell>
          <table:table-cell office:value-type="string" calcext:value-type="string">
            <text:p>poids(en kg) avant projet alphas</text:p>
          </table:table-cell>
          <table:table-cell office:value-type="string" calcext:value-type="string">
            <text:p>taille(m)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imc avant projet alphas</text:p>
          </table:table-cell>
          <table:table-cell office:value-type="string" calcext:value-type="string">
            <text:p>poids après 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imc post-projet alphas</text:p>
          </table:table-cell>
          <table:table-cell office:value-type="string" calcext:value-type="string">
            <text:p>variation imc</text:p>
          </table:table-cell>
        </table:table-row>
        <table:table-row table:style-name="ro1">
          <table:table-cell office:value-type="string" calcext:value-type="string">
            <text:p>Féminin</text:p>
          </table:table-cell>
          <table:table-cell office:value-type="float" office:value="97" calcext:value-type="float">
            <text:p>97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non</text:p>
          </table:table-cell>
          <table:table-cell table:formula="of:=[.B2]/([.C2]*[.C2])" office:value-type="float" office:value="33.9623962746403" calcext:value-type="float">
            <text:p>33,9623962746403</text:p>
          </table:table-cell>
          <table:table-cell office:value-type="float" office:value="92" calcext:value-type="float">
            <text:p>92</text:p>
          </table:table-cell>
          <table:table-cell table:formula="of:=[.B2]-[.F2]" office:value-type="float" office:value="5" calcext:value-type="float">
            <text:p>5</text:p>
          </table:table-cell>
          <table:table-cell table:formula="of:=[.F2]/([.C2]*[.C2])" office:value-type="float" office:value="32.2117572914114" calcext:value-type="float">
            <text:p>32,2117572914114</text:p>
          </table:table-cell>
          <table:table-cell table:formula="of:=([.E2]-[.H2])/[.H2]*100" office:value-type="float" office:value="5.43478260869566" calcext:value-type="float">
            <text:p>5,43478260869566</text:p>
          </table:table-cell>
        </table:table-row>
        <table:table-row table:style-name="ro1">
          <table:table-cell office:value-type="string" calcext:value-type="string">
            <text:p>Féminin</text:p>
          </table:table-cell>
          <table:table-cell office:value-type="float" office:value="104" calcext:value-type="float">
            <text:p>104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non</text:p>
          </table:table-cell>
          <table:table-cell table:formula="of:=[.B3]/([.C3]*[.C3])" office:value-type="float" office:value="30.3871439006574" calcext:value-type="float">
            <text:p>30,3871439006574</text:p>
          </table:table-cell>
          <table:table-cell office:value-type="float" office:value="98" calcext:value-type="float">
            <text:p>98</text:p>
          </table:table-cell>
          <table:table-cell table:formula="of:=[.B3]-[.F3]" office:value-type="float" office:value="6" calcext:value-type="float">
            <text:p>6</text:p>
          </table:table-cell>
          <table:table-cell table:formula="of:=[.F3]/([.C3]*[.C3])" office:value-type="float" office:value="28.6340394448503" calcext:value-type="float">
            <text:p>28,6340394448503</text:p>
          </table:table-cell>
          <table:table-cell table:formula="of:=([.E3]-[.H3])/[.H3]*100" office:value-type="float" office:value="6.12244897959184" calcext:value-type="float">
            <text:p>6,12244897959184</text:p>
          </table:table-cell>
        </table:table-row>
        <table:table-row table:style-name="ro1">
          <table:table-cell office:value-type="string" calcext:value-type="string">
            <text:p>Féminin</text:p>
          </table:table-cell>
          <table:table-cell office:value-type="float" office:value="103" calcext:value-type="float">
            <text:p>103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non</text:p>
          </table:table-cell>
          <table:table-cell table:formula="of:=[.B4]/([.C4]*[.C4])" office:value-type="float" office:value="36.0631630545149" calcext:value-type="float">
            <text:p>36,0631630545149</text:p>
          </table:table-cell>
          <table:table-cell office:value-type="float" office:value="99" calcext:value-type="float">
            <text:p>99</text:p>
          </table:table-cell>
          <table:table-cell table:formula="of:=[.B4]-[.F4]" office:value-type="float" office:value="4" calcext:value-type="float">
            <text:p>4</text:p>
          </table:table-cell>
          <table:table-cell table:formula="of:=[.F4]/([.C4]*[.C4])" office:value-type="float" office:value="34.6626518679318" calcext:value-type="float">
            <text:p>34,6626518679318</text:p>
          </table:table-cell>
          <table:table-cell table:formula="of:=([.E4]-[.H4])/[.H4]*100" office:value-type="float" office:value="4.04040404040404" calcext:value-type="float">
            <text:p>4,04040404040404</text:p>
          </table:table-cell>
        </table:table-row>
        <table:table-row table:style-name="ro1">
          <table:table-cell office:value-type="string" calcext:value-type="string">
            <text:p>Féminin</text:p>
          </table:table-cell>
          <table:table-cell office:value-type="float" office:value="80" calcext:value-type="float">
            <text:p>80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non</text:p>
          </table:table-cell>
          <table:table-cell table:formula="of:=[.B5]/([.C5]*[.C5])" office:value-type="float" office:value="31.644317867173" calcext:value-type="float">
            <text:p>31,644317867173</text:p>
          </table:table-cell>
          <table:table-cell office:value-type="float" office:value="73" calcext:value-type="float">
            <text:p>73</text:p>
          </table:table-cell>
          <table:table-cell table:formula="of:=[.B5]-[.F5]" office:value-type="float" office:value="7" calcext:value-type="float">
            <text:p>7</text:p>
          </table:table-cell>
          <table:table-cell table:formula="of:=[.F5]/([.C5]*[.C5])" office:value-type="float" office:value="28.8754400537953" calcext:value-type="float">
            <text:p>28,8754400537953</text:p>
          </table:table-cell>
          <table:table-cell table:formula="of:=([.E5]-[.H5])/[.H5]*100" office:value-type="float" office:value="9.58904109589041" calcext:value-type="float">
            <text:p>9,58904109589041</text:p>
          </table:table-cell>
        </table:table-row>
        <table:table-row table:style-name="ro1">
          <table:table-cell office:value-type="string" calcext:value-type="string">
            <text:p>Féminin</text:p>
          </table:table-cell>
          <table:table-cell office:value-type="float" office:value="101" calcext:value-type="float">
            <text:p>101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non</text:p>
          </table:table-cell>
          <table:table-cell table:formula="of:=[.B6]/([.C6]*[.C6])" office:value-type="float" office:value="40.9752931153394" calcext:value-type="float">
            <text:p>40,9752931153394</text:p>
          </table:table-cell>
          <table:table-cell office:value-type="float" office:value="95" calcext:value-type="float">
            <text:p>95</text:p>
          </table:table-cell>
          <table:table-cell table:formula="of:=[.B6]-[.F6]" office:value-type="float" office:value="6" calcext:value-type="float">
            <text:p>6</text:p>
          </table:table-cell>
          <table:table-cell table:formula="of:=[.F6]/([.C6]*[.C6])" office:value-type="float" office:value="38.5411172867053" calcext:value-type="float">
            <text:p>38,5411172867053</text:p>
          </table:table-cell>
          <table:table-cell table:formula="of:=([.E6]-[.H6])/[.H6]*100" office:value-type="float" office:value="6.3157894736842" calcext:value-type="float">
            <text:p>6,3157894736842</text:p>
          </table:table-cell>
        </table:table-row>
        <table:table-row table:style-name="ro1">
          <table:table-cell office:value-type="string" calcext:value-type="string">
            <text:p>Masculin</text:p>
          </table:table-cell>
          <table:table-cell office:value-type="float" office:value="96" calcext:value-type="float">
            <text:p>96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non</text:p>
          </table:table-cell>
          <table:table-cell table:formula="of:=[.B7]/([.C7]*[.C7])" office:value-type="float" office:value="31.7082837891399" calcext:value-type="float">
            <text:p>31,7082837891399</text:p>
          </table:table-cell>
          <table:table-cell office:value-type="float" office:value="92" calcext:value-type="float">
            <text:p>92</text:p>
          </table:table-cell>
          <table:table-cell table:formula="of:=[.B7]-[.F7]" office:value-type="float" office:value="4" calcext:value-type="float">
            <text:p>4</text:p>
          </table:table-cell>
          <table:table-cell table:formula="of:=[.F7]/([.C7]*[.C7])" office:value-type="float" office:value="30.3871052979258" calcext:value-type="float">
            <text:p>30,3871052979258</text:p>
          </table:table-cell>
          <table:table-cell table:formula="of:=([.E7]-[.H7])/[.H7]*100" office:value-type="float" office:value="4.34782608695652" calcext:value-type="float">
            <text:p>4,34782608695652</text:p>
          </table:table-cell>
        </table:table-row>
        <table:table-row table:style-name="ro1">
          <table:table-cell office:value-type="string" calcext:value-type="string">
            <text:p>Masculin</text:p>
          </table:table-cell>
          <table:table-cell office:value-type="float" office:value="122" calcext:value-type="float">
            <text:p>122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non</text:p>
          </table:table-cell>
          <table:table-cell table:formula="of:=[.B8]/([.C8]*[.C8])" office:value-type="float" office:value="34.5178813942961" calcext:value-type="float">
            <text:p>34,5178813942961</text:p>
          </table:table-cell>
          <table:table-cell office:value-type="float" office:value="116" calcext:value-type="float">
            <text:p>116</text:p>
          </table:table-cell>
          <table:table-cell table:formula="of:=[.B8]-[.F8]" office:value-type="float" office:value="6" calcext:value-type="float">
            <text:p>6</text:p>
          </table:table-cell>
          <table:table-cell table:formula="of:=[.F8]/([.C8]*[.C8])" office:value-type="float" office:value="32.8202806699864" calcext:value-type="float">
            <text:p>32,8202806699864</text:p>
          </table:table-cell>
          <table:table-cell table:formula="of:=([.E8]-[.H8])/[.H8]*100" office:value-type="float" office:value="5.17241379310343" calcext:value-type="float">
            <text:p>5,17241379310343</text:p>
          </table:table-cell>
        </table:table-row>
        <table:table-row table:style-name="ro1">
          <table:table-cell office:value-type="string" calcext:value-type="string">
            <text:p>Masculin</text:p>
          </table:table-cell>
          <table:table-cell office:value-type="float" office:value="104" calcext:value-type="float">
            <text:p>104</text:p>
          </table:table-cell>
          <table:table-cell office:value-type="float" office:value="1.89" calcext:value-type="float">
            <text:p>1,89</text:p>
          </table:table-cell>
          <table:table-cell office:value-type="string" calcext:value-type="string">
            <text:p>non</text:p>
          </table:table-cell>
          <table:table-cell table:formula="of:=[.B9]/([.C9]*[.C9])" office:value-type="float" office:value="29.1145264690238" calcext:value-type="float">
            <text:p>29,1145264690238</text:p>
          </table:table-cell>
          <table:table-cell office:value-type="float" office:value="99" calcext:value-type="float">
            <text:p>99</text:p>
          </table:table-cell>
          <table:table-cell table:formula="of:=[.B9]-[.F9]" office:value-type="float" office:value="5" calcext:value-type="float">
            <text:p>5</text:p>
          </table:table-cell>
          <table:table-cell table:formula="of:=[.F9]/([.C9]*[.C9])" office:value-type="float" office:value="27.7147896195515" calcext:value-type="float">
            <text:p>27,7147896195515</text:p>
          </table:table-cell>
          <table:table-cell table:formula="of:=([.E9]-[.H9])/[.H9]*100" office:value-type="float" office:value="5.05050505050506" calcext:value-type="float">
            <text:p>5,05050505050506</text:p>
          </table:table-cell>
        </table:table-row>
        <table:table-row table:style-name="ro1">
          <table:table-cell office:value-type="string" calcext:value-type="string">
            <text:p>Masculin</text:p>
          </table:table-cell>
          <table:table-cell office:value-type="float" office:value="92" calcext:value-type="float">
            <text:p>92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non</text:p>
          </table:table-cell>
          <table:table-cell table:formula="of:=[.B10]/([.C10]*[.C10])" office:value-type="float" office:value="42.5748530704799" calcext:value-type="float">
            <text:p>42,5748530704799</text:p>
          </table:table-cell>
          <table:table-cell office:value-type="float" office:value="85" calcext:value-type="float">
            <text:p>85</text:p>
          </table:table-cell>
          <table:table-cell table:formula="of:=[.B10]-[.F10]" office:value-type="float" office:value="7" calcext:value-type="float">
            <text:p>7</text:p>
          </table:table-cell>
          <table:table-cell table:formula="of:=[.F10]/([.C10]*[.C10])" office:value-type="float" office:value="39.3354620759869" calcext:value-type="float">
            <text:p>39,3354620759869</text:p>
          </table:table-cell>
          <table:table-cell table:formula="of:=([.E10]-[.H10])/[.H10]*100" office:value-type="float" office:value="8.23529411764706" calcext:value-type="float">
            <text:p>8,23529411764706</text:p>
          </table:table-cell>
        </table:table-row>
        <table:table-row table:style-name="ro1">
          <table:table-cell office:value-type="string" calcext:value-type="string">
            <text:p>Masculin</text:p>
          </table:table-cell>
          <table:table-cell office:value-type="float" office:value="111" calcext:value-type="float">
            <text:p>111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non</text:p>
          </table:table-cell>
          <table:table-cell table:formula="of:=[.B11]/([.C11]*[.C11])" office:value-type="float" office:value="46.8038455051442" calcext:value-type="float">
            <text:p>46,8038455051442</text:p>
          </table:table-cell>
          <table:table-cell office:value-type="float" office:value="107" calcext:value-type="float">
            <text:p>107</text:p>
          </table:table-cell>
          <table:table-cell table:formula="of:=[.B11]-[.F11]" office:value-type="float" office:value="4" calcext:value-type="float">
            <text:p>4</text:p>
          </table:table-cell>
          <table:table-cell table:formula="of:=[.F11]/([.C11]*[.C11])" office:value-type="float" office:value="45.1172204418958" calcext:value-type="float">
            <text:p>45,1172204418958</text:p>
          </table:table-cell>
          <table:table-cell table:formula="of:=([.E11]-[.H11])/[.H11]*100" office:value-type="float" office:value="3.73831775700935" calcext:value-type="float">
            <text:p>3,73831775700935</text:p>
          </table:table-cell>
        </table:table-row>
        <table:table-row table:style-name="ro1">
          <table:table-cell table:number-columns-repeated="6"/>
          <table:table-cell table:formula="of:=AVERAGE([.G2];[.G11])" office:value-type="float" office:value="4.5" calcext:value-type="float">
            <text:p>4,5</text:p>
          </table:table-cell>
          <table:table-cell/>
          <table:table-cell table:formula="of:=AVERAGE([.I2];[.I11])" office:value-type="float" office:value="4.58655018285251" calcext:value-type="float">
            <text:p>4,5865501828525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nnées datant de Avril 202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1T10:38:53.217000000</meta:creation-date>
    <dc:date>2024-06-01T11:02:27.694000000</dc:date>
    <meta:editing-duration>PT1M3S</meta:editing-duration>
    <meta:editing-cycles>1</meta:editing-cycles>
    <meta:document-statistic meta:table-count="1" meta:cell-count="102" meta:object-count="0"/>
    <meta:generator>LibreOffice/24.2.1.2$Windows_X86_64 LibreOffice_project/db4def46b0453cc22e2d0305797cf981b68ef5ac</meta:generator>
  </office:meta>
</office:document-meta>
</file>